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11F8038DB5350FF7BFF.png" manifest:media-type="image/png"/>
  <manifest:file-entry manifest:full-path="Pictures/10000000000002540000004D5E0B7ED577A48D81.png" manifest:media-type="image/png"/>
  <manifest:file-entry manifest:full-path="Pictures/10000000000001520000038553DAC0061EB9947E.png" manifest:media-type="image/png"/>
  <manifest:file-entry manifest:full-path="Pictures/10000000000001BB000002DF824DACCCA2FE5FE9.png" manifest:media-type="image/png"/>
  <manifest:file-entry manifest:full-path="Pictures/1000000000000142000001562A49CECCDFD31BDA.png" manifest:media-type="image/png"/>
  <manifest:file-entry manifest:full-path="Pictures/10000000000001DA00000259DF046679034D9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879cm" svg:y="-0.215cm" svg:width="7.751cm" svg:height="9.827cm" draw:z-index="0"><draw:image xlink:href="Pictures/10000000000001DA00000259DF046679034D9636.png" xlink:type="simple" xlink:show="embed" xlink:actuate="onLoad" draw:mime-type="image/png"/></draw:frame><draw:frame draw:style-name="fr1" draw:name="Figura2" text:anchor-type="char" svg:x="-1.995cm" svg:y="9.236cm" svg:width="5.764cm" svg:height="6.122cm" draw:z-index="1"><draw:image xlink:href="Pictures/1000000000000142000001562A49CECCDFD31BDA.png" xlink:type="simple" xlink:show="embed" xlink:actuate="onLoad" draw:mime-type="image/png"/></draw:frame><draw:frame draw:style-name="fr1" draw:name="Figura3" text:anchor-type="char" svg:x="-1.995cm" svg:y="15.356cm" svg:width="7.336cm" svg:height="12.169cm" draw:z-index="2"><draw:image xlink:href="Pictures/10000000000001BB000002DF824DACCCA2FE5FE9.png" xlink:type="simple" xlink:show="embed" xlink:actuate="onLoad" draw:mime-type="image/png"/></draw:frame><draw:frame draw:style-name="fr1" draw:name="Figura4" text:anchor-type="char" svg:x="6.025cm" svg:y="0.441cm" svg:width="12.361cm" svg:height="1.598cm" draw:z-index="3"><draw:image xlink:href="Pictures/10000000000002540000004D5E0B7ED577A48D81.png" xlink:type="simple" xlink:show="embed" xlink:actuate="onLoad" draw:mime-type="image/png"/></draw:frame><draw:frame draw:style-name="fr1" draw:name="Figura5" text:anchor-type="char" svg:x="7.121cm" svg:y="1.76cm" svg:width="7.415cm" svg:height="19.766cm" draw:z-index="4"><draw:image xlink:href="Pictures/10000000000001520000038553DAC0061EB9947E.png" xlink:type="simple" xlink:show="embed" xlink:actuate="onLoad" draw:mime-type="image/png"/></draw:frame><draw:frame draw:style-name="fr1" draw:name="Figura6" text:anchor-type="char" svg:x="6.819cm" svg:y="21.761cm" svg:width="11.091cm" svg:height="5.653cm" draw:z-index="5"><draw:image xlink:href="Pictures/10000000000002330000011F8038DB5350FF7B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31:23.057391414</meta:creation-date>
    <dc:date>2024-06-17T17:44:12.649472779</dc:date>
    <meta:editing-duration>PT6M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